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stem-ui" svg:font-family="system-ui, Ubuntu, 'Droid Sans', sans-serif"/>
    <style:font-face style:name="var monaco-monospace-font" svg:font-family="'var monaco-monospace-font'"/>
  </office:font-face-decls>
  <office:automatic-styles>
    <style:style style:name="P1" style:family="paragraph" style:parent-style-name="Horizontal_20_Line">
      <style:text-properties fo:color="#333333" loext:opacity="100%" style:font-name="Liberation Serif" fo:font-size="13pt" style:font-size-asian="13pt" style:font-size-complex="13pt"/>
    </style:style>
    <style:style style:name="P2" style:family="paragraph" style:parent-style-name="Heading_20_2">
      <style:paragraph-properties fo:margin-left="0cm" fo:margin-right="0cm" fo:margin-top="0.423cm" fo:margin-bottom="0.212cm" style:contextual-spacing="false" fo:orphans="2" fo:widows="2" fo:text-indent="0cm" style:auto-text-indent="false"/>
      <style:text-properties fo:font-variant="normal" fo:text-transform="none" fo:color="#333333" loext:opacity="100%" style:font-name="Liberation Serif" fo:font-size="13pt" fo:letter-spacing="normal" fo:font-style="normal" fo:font-weight="normal" style:font-size-asian="13pt" style:font-size-complex="13pt"/>
    </style:style>
    <style:style style:name="P3" style:family="paragraph" style:parent-style-name="Standard" style:list-style-name="L1"/>
    <style:style style:name="P4" style:family="paragraph" style:parent-style-name="Standard">
      <style:text-properties fo:font-variant="normal" fo:text-transform="none" fo:color="#333333" loext:opacity="100%" style:font-name="Liberation Serif" fo:font-size="9.75pt" fo:letter-spacing="normal" fo:font-style="normal" fo:font-weight="bold" officeooo:rsid="00143ab8" style:font-weight-asian="bold" style:font-weight-complex="bold"/>
    </style:style>
    <style:style style:name="P5" style:family="paragraph" style:parent-style-name="Standard" style:list-style-name="L2"/>
    <style:style style:name="P6" style:family="paragraph" style:parent-style-name="Standard" style:list-style-name="L3"/>
    <style:style style:name="P7" style:family="paragraph" style:parent-style-name="Standard">
      <style:text-properties officeooo:rsid="0014c884" officeooo:paragraph-rsid="0014c884"/>
    </style:style>
    <style:style style:name="P8" style:family="paragraph" style:parent-style-name="Standard">
      <style:text-properties fo:font-weight="bold" officeooo:rsid="0014c884" officeooo:paragraph-rsid="0014c884" style:font-weight-asian="bold" style:font-weight-complex="bold"/>
    </style:style>
    <style:style style:name="P9" style:family="paragraph" style:parent-style-name="Standard">
      <style:text-properties fo:font-weight="bold" style:font-weight-asian="bold" style:font-weight-complex="bold"/>
    </style:style>
    <style:style style:name="P10" style:family="paragraph" style:parent-style-name="Text_20_body" style:list-style-name="L4">
      <style:paragraph-properties fo:margin-top="0cm" fo:margin-bottom="0cm" style:contextual-spacing="false" fo:orphans="2" fo:widows="2" fo:padding="0cm" fo:border="none"/>
    </style:style>
    <style:style style:name="P11" style:family="paragraph" style:parent-style-name="Text_20_body" style:list-style-name="L4">
      <style:paragraph-properties fo:margin-left="0.026cm" fo:margin-right="0.026cm" fo:margin-top="0cm" fo:margin-bottom="0cm" style:contextual-spacing="false" fo:orphans="2" fo:widows="2" fo:text-indent="0cm" style:auto-text-indent="false" fo:padding="0cm" fo:border="none"/>
    </style:style>
    <style:style style:name="P12" style:family="paragraph" style:parent-style-name="Text_20_body" style:list-style-name="L4">
      <style:paragraph-properties fo:orphans="2" fo:widows="2" fo:padding="0cm" fo:border="none"/>
    </style:style>
    <style:style style:name="T1" style:family="text">
      <style:text-properties fo:font-size="12pt" style:font-size-asian="12pt" style:font-size-complex="12pt"/>
    </style:style>
    <style:style style:name="T2" style:family="text">
      <style:text-properties fo:font-variant="normal" fo:text-transform="none" fo:color="#333333" loext:opacity="100%" style:font-name="Liberation Serif" fo:font-size="13pt" fo:letter-spacing="normal" fo:font-style="normal" fo:font-weight="normal" style:font-size-asian="13pt" style:font-size-complex="13pt"/>
    </style:style>
    <style:style style:name="T3" style:family="text">
      <style:text-properties fo:font-variant="normal" fo:text-transform="none" fo:color="#333333" loext:opacity="100%" style:font-name="Liberation Serif" fo:font-size="13pt" fo:letter-spacing="normal" fo:font-style="normal" fo:font-weight="normal" style:font-size-asian="13pt" style:font-size-complex="13pt" loext:padding="0cm" loext:border="none"/>
    </style:style>
    <style:style style:name="T4" style:family="text">
      <style:text-properties fo:font-variant="normal" fo:text-transform="none" fo:color="#333333" loext:opacity="100%" style:text-line-through-style="none" style:text-line-through-type="none" style:font-name="Liberation Serif" fo:font-size="13pt" fo:letter-spacing="normal" fo:font-style="normal" style:text-underline-style="none" fo:font-weight="normal" style:text-blinking="false" style:font-size-asian="13pt" style:font-size-complex="13pt" loext:padding="0cm" loext:border="none"/>
    </style:style>
    <style:style style:name="T5" style:family="text">
      <style:text-properties fo:font-weight="bold" style:font-weight-asian="bold" style:font-weight-complex="bold"/>
    </style:style>
    <style:style style:name="T6" style:family="text">
      <style:text-properties fo:font-weight="bold" officeooo:rsid="001794c6" style:font-weight-asian="bold" style:font-weight-complex="bold"/>
    </style:style>
    <style:style style:name="T7" style:family="text">
      <style:text-properties officeooo:rsid="00159159"/>
    </style:style>
    <style:style style:name="T8" style:family="text">
      <style:text-properties officeooo:rsid="001794c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igrationRestorer Plugin :</text:p>
      <text:p text:style-name="Standard"/>
      <text:p text:style-name="Standard">The MigrationRestorer plugin is a Thunder (WPEFramework) plugin designed to restore device settings after migration or onboarding. Its main purpose is to ensure that user preferences and system configurations are seamlessly transferred and applied on a device, typically after a factory reset, upgrade, or migration from another device.</text:p>
      <text:p text:style-name="Standard"/>
      <text:p text:style-name="P9">Key Responsibilities</text:p>
      <text:list xml:id="list3585318339" text:style-name="L1">
        <text:list-item>
          <text:p text:style-name="P3">Loading Migration Data:</text:p>
          <text:p text:style-name="P3">Reads a JSON file containing migrated settings (e.g., display, audio, accessibility, parental controls, HDMI, and system info) from a secure location on the device.</text:p>
          <text:p text:style-name="P3"/>
        </text:list-item>
        <text:list-item>
          <text:p text:style-name="P3">Schema Validation:</text:p>
          <text:p text:style-name="P3">Loads a JSON schema file and validates each setting in the migration data against this schema to ensure correctness and compatibility.</text:p>
          <text:p text:style-name="P3"/>
        </text:list-item>
        <text:list-item>
          <text:p text:style-name="P3">Applying Settings:</text:p>
          <text:p text:style-name="P3">Applies validated settings to the device using platform APIs and Thunder plugin interfaces. For example, it uses IUserSettings for user preferences and IHdmiCecSink for HDMI-related settings.</text:p>
          <text:p text:style-name="P3"/>
        </text:list-item>
        <text:list-item>
          <text:p text:style-name="P3">API Exposure:</text:p>
          <text:p text:style-name="P3">Exposes JSON-RPC methods (such as ApplyDisplaySettings) so other components or remote clients can trigger the restoration of settings.</text:p>
          <text:p text:style-name="P3"/>
        </text:list-item>
        <text:list-item>
          <text:p text:style-name="P3">Component Readiness:</text:p>
          <text:p text:style-name="P3">Tracks which subsystems are ready to receive settings, ensuring that settings are only applied when appropriate.</text:p>
          <text:p text:style-name="P3"/>
        </text:list-item>
        <text:list-item>
          <text:p text:style-name="P3">Error Handling and Logging:</text:p>
          <text:p text:style-name="P3">Includes robust error handling and logging for troubleshooting and auditing migration operations.</text:p>
          <text:p text:style-name="P3"/>
          <text:p text:style-name="P3">Main Features</text:p>
        </text:list-item>
        <text:list-item>
          <text:p text:style-name="P3">Initialization:</text:p>
          <text:p text:style-name="P3">On startup, loads migration data and schema, validates all entries, and prepares for restoration.</text:p>
          <text:p text:style-name="P3"/>
        </text:list-item>
        <text:list-item>
          <text:p text:style-name="P3">Validation:</text:p>
          <text:p text:style-name="P3">Ensures only valid and supported settings are applied, preventing misconfiguration.</text:p>
          <text:p text:style-name="P3"/>
        </text:list-item>
        <text:list-item>
          <text:p text:style-name="P3">Extensibility:</text:p>
          <text:p text:style-name="P3">Designed to support additional settings and components as needed.</text:p>
          <text:p text:style-name="P3"/>
        </text:list-item>
        <text:list-item>
          <text:p text:style-name="P3">Security:</text:p>
          <text:p text:style-name="P3">Operates on secure data paths and validates all input to prevent unauthorized or malformed settings from being applied.</text:p>
        </text:list-item>
      </text:list>
      <text:p text:style-name="Standard"/>
      <text:p text:style-name="P9">Typical Use Case</text:p>
      <text:p text:style-name="Standard">After a device migration, a management system or user triggers the plugin (via JSON-RPC) to restore all relevant settings. The plugin validates and applies each setting, ensuring the device is configured as expected for the user.</text:p>
      <text:p text:style-name="Standard"><text:soft-page-break/></text:p>
      <text:p text:style-name="P9">Summary:</text:p>
      <text:p text:style-name="Standard">The MigrationRestorer plugin automates and secures the restoration of device settings after migration, ensuring a smooth and consistent user experience. </text:p>
      <text:p text:style-name="Standard">It is modular, extensible, and integrates tightly with the Thunder framework and platform APIs.</text:p>
      <text:p text:style-name="Standard"/>
      <text:p text:style-name="Standard"/>
      <text:p text:style-name="P4"><text:span text:style-name="T1">Explanation of the logic and structure of MigrationRestorer.h and MigrationRestorer.cpp</text:span></text:p>
      <text:p text:style-name="Standard"/>
      <text:p text:style-name="Standard"><text:span text:style-name="T5">MigrationRestorer </text:span><text:span text:style-name="T6">header file:</text:span></text:p>
      <text:p text:style-name="Standard">This header defines the MigrationRestorer plugin class for WPEFramework. Key points:</text:p>
      <text:p text:style-name="Standard"/>
      <text:p text:style-name="Standard">Inheritance:</text:p>
      <text:p text:style-name="Standard">Inherits from PluginHost::IPlugin and PluginHost::JSONRPC, making it a Thunder plugin with JSON-RPC API support.</text:p>
      <text:p text:style-name="Standard"/>
      <text:p text:style-name="Standard">Core Methods:</text:p>
      <text:list xml:id="list508379285" text:style-name="L2">
        <text:list-item>
          <text:p text:style-name="P5">Initialize, Deinitialize, Information: Standard plugin lifecycle methods.</text:p>
        </text:list-item>
        <text:list-item>
          <text:p text:style-name="P5">RegisterAll, UnregisterAll: Register/unregister JSON-RPC methods.</text:p>
        </text:list-item>
        <text:list-item>
          <text:p text:style-name="P5">PopulateMigrationDataStore, PopulateMigrationDataStoreSchema, ValidateMigrationDataStore: Load and validate migration data and schema.</text:p>
        </text:list-item>
        <text:list-item>
          <text:p text:style-name="P5">ApplyDisplaySettings: Main API to apply validated settings.</text:p>
        </text:list-item>
      </text:list>
      <text:p text:style-name="Standard"/>
      <text:p text:style-name="Standard">Data Members:</text:p>
      <text:list xml:id="list1731791231" text:style-name="L3">
        <text:list-item>
          <text:p text:style-name="P6">Maps for input data and schema (inputMap, schemaMap).</text:p>
        </text:list-item>
        <text:list-item>
          <text:p text:style-name="P6">List of validated keys (validatedkeys).</text:p>
        </text:list-item>
        <text:list-item>
          <text:p text:style-name="P6">Pointers to plugin interfaces for user settings and HDMI CEC sink.</text:p>
        </text:list-item>
      </text:list>
      <text:p text:style-name="Standard"/>
      <text:p text:style-name="P9">MigrationRestorer.cpp:</text:p>
      <text:p text:style-name="Standard">This file implements the logic for the plugin. Main flow:</text:p>
      <text:p text:style-name="Standard"/>
      <text:p text:style-name="Standard">Constructor:</text:p>
      <text:p text:style-name="Standard">Loads migration data from a JSON file and schema from another JSON file.</text:p>
      <text:p text:style-name="Standard">Validates each setting in the data store against the schema, storing valid keys.</text:p>
      <text:p text:style-name="Standard"/>
      <text:p text:style-name="Standard">Data Loading:</text:p>
      <text:p text:style-name="Standard">PopulateMigrationDataStore: Reads and parses migration data JSON, populates inputMap.</text:p>
      <text:p text:style-name="Standard">PopulateMigrationDataStoreSchema: Reads and parses schema JSON, populates schemaMap.</text:p>
      <text:p text:style-name="Standard"/>
      <text:p text:style-name="Standard">Validation:</text:p>
      <text:p text:style-name="Standard">ValidateMigrationDataStore: For each key in the input, checks if it exists in the schema and validates its value using validateValue.</text:p>
      <text:p text:style-name="Standard">validateValue: Recursively checks types, enums, ranges, and references in the schema.</text:p>
      <text:p text:style-name="Standard"/>
      <text:p text:style-name="Standard">Applying Settings:</text:p>
      <text:p text:style-name="Standard">ApplyDisplaySettings: Iterates over validated keys and applies each setting using platform APIs or Thunder plugin interfaces. Handles settings like resolution, audio, accessibility, parental controls, HDMI control, device location, and zoom.Uses helper plugins (IUserSettings, IHdmiCecSink) for some settings.</text:p>
      <text:p text:style-name="Standard"/>
      <text:p text:style-name="Standard"/>
      <text:p text:style-name="Standard"/>
      <text:p text:style-name="Standard"><text:soft-page-break/>Plugin Lifecycle:</text:p>
      <text:p text:style-name="Standard">Initialize and Deinitialize manage plugin startup/shutdown and resource cleanup.</text:p>
      <text:p text:style-name="Standard"/>
      <text:p text:style-name="Standard">Summary:</text:p>
      <text:p text:style-name="Standard">The MigrationRestorer plugin loads device settings from a migration data store, validates them against a schema, and applies them to the device using platform and Thunder APIs. The header defines the structure and API, while the implementation handles data parsing, validation, and application logic.</text:p>
      <text:p text:style-name="Standard"/>
      <text:p text:style-name="Standard"/>
      <text:p text:style-name="P8">Detailed explanation of CmakeLists.txt file :</text:p>
      <text:p text:style-name="P7"/>
      <text:p text:style-name="Standard">Purpose:</text:p>
      <text:p text:style-name="Standard">This CMake file configures the build process for the MigrationRestorer Thunder plugin. It sets up plugin properties, finds dependencies, compiles source files, links libraries, and installs the plugin.</text:p>
      <text:p text:style-name="Standard"/>
      <text:p text:style-name="Standard">Breakdown</text:p>
      <text:p text:style-name="Standard">1. License and Metadata</text:p>
      <text:p text:style-name="Standard">The top section contains copyright and license information.</text:p>
      <text:p text:style-name="Standard"/>
      <text:p text:style-name="Standard">2. Plugin Variables</text:p>
      <text:p text:style-name="Standard">set(PLUGIN_NAME MigrationRestorer)</text:p>
      <text:p text:style-name="Standard">set(MODULE_NAME ${NAMESPACE}${PLUGIN_NAME})</text:p>
      <text:p text:style-name="Standard">Sets the plugin name and module name (usually prefixed by a namespace).</text:p>
      <text:p text:style-name="Standard"/>
      <text:p text:style-name="Standard">3. Plugin Configuration Options</text:p>
      <text:p text:style-name="Standard">set(PLUGIN_MIGRATIONRESTORER_AUTOSTART "true" CACHE STRING "Automatically start plugin")</text:p>
      <text:p text:style-name="Standard">set(PLUGIN_MIGRATIONRESTORER_STARTUPORDER "" CACHE STRING "To configure startup order of plugin")</text:p>
      <text:p text:style-name="Standard">set(PLUGIN_MIGRATIONRESTORER_MODE "Off" CACHE STRING "Controls if the plugin should run in process or out of process")</text:p>
      <text:p text:style-name="Standard">Controls plugin startup behavior and mode (in-process or out-of-process).</text:p>
      <text:p text:style-name="Standard"/>
      <text:p text:style-name="Standard">4. Module Path</text:p>
      <text:p text:style-name="Standard">list(APPEND CMAKE_MODULE_PATH "${CMAKE_CURRENT_SOURCE_DIR}/cmake")</text:p>
      <text:p text:style-name="Standard">Adds a custom cmake directory to the module search path.</text:p>
      <text:p text:style-name="Standard"/>
      <text:p text:style-name="Standard">5. Dependency Discovery</text:p>
      <text:p text:style-name="Standard">find_package(${NAMESPACE}Plugins REQUIRED)</text:p>
      <text:p text:style-name="Standard">find_package(${NAMESPACE}Definitions REQUIRED)</text:p>
      <text:p text:style-name="Standard">find_package(DS)</text:p>
      <text:p text:style-name="Standard">find_package(IARMBus)</text:p>
      <text:p text:style-name="Standard">find_package(RFC)</text:p>
      <text:p text:style-name="Standard">find_package(CompileSettingsDebug CONFIG REQUIRED)</text:p>
      <text:p text:style-name="Standard">Finds required packages and libraries for Thunder plugins, device settings (DS), IARM bus, RFC, and debug compile settings.</text:p>
      <text:p text:style-name="Standard"/>
      <text:p text:style-name="Standard">6. Source Files and Library Creation</text:p>
      <text:p text:style-name="Standard">add_library(${MODULE_NAME} SHARED</text:p>
      <text:p text:style-name="Standard"><text:s text:c="4"/>MigrationRestorer.cpp</text:p>
      <text:p text:style-name="Standard"><text:s text:c="4"/>Module.cpp)</text:p>
      <text:p text:style-name="Standard"><text:soft-page-break/>Builds a shared library from the main source files.</text:p>
      <text:p text:style-name="Standard"/>
      <text:p text:style-name="Standard">7. Compiler Properties</text:p>
      <text:p text:style-name="Standard">set_target_properties(${MODULE_NAME} PROPERTIES</text:p>
      <text:p text:style-name="Standard"><text:s text:c="8"/>CXX_STANDARD 11</text:p>
      <text:p text:style-name="Standard"><text:s text:c="8"/>CXX_STANDARD_REQUIRED YES)</text:p>
      <text:p text:style-name="Standard">set_source_files_properties(MigrationRestorer.cpp PROPERTIES COMPILE_FLAGS "-fexceptions")</text:p>
      <text:p text:style-name="Standard">Sets C++ standard to C++11 and enables exception handling for the main source file.</text:p>
      <text:p text:style-name="Standard"/>
      <text:p text:style-name="Standard">8. Linking Libraries</text:p>
      <text:p text:style-name="Standard">target_link_libraries(${MODULE_NAME}</text:p>
      <text:p text:style-name="Standard"><text:s text:c="4"/>PRIVATE</text:p>
      <text:p text:style-name="Standard"><text:s text:c="8"/>CompileSettingsDebug::CompileSettingsDebug</text:p>
      <text:p text:style-name="Standard"><text:s text:c="8"/>${NAMESPACE}Plugins::${NAMESPACE}Plugins</text:p>
      <text:p text:style-name="Standard"><text:s text:c="8"/>${NAMESPACE}Definitions::${NAMESPACE}Definitions</text:p>
      <text:p text:style-name="Standard"><text:s text:c="8"/>${DS_LIBRARIES}</text:p>
      <text:p text:style-name="Standard"><text:s text:c="8"/>${IARMBUS_LIBRARIES}</text:p>
      <text:p text:style-name="Standard"><text:s text:c="8"/>${RFC_LIBRARIES} "-ltr181api")</text:p>
      <text:p text:style-name="Standard">Links the plugin against Thunder, DS, IARM, RFC, and TR-181 API libraries.</text:p>
      <text:p text:style-name="Standard"/>
      <text:p text:style-name="Standard">9. Include Directories</text:p>
      <text:p text:style-name="Standard">target_include_directories(${MODULE_NAME} PRIVATE</text:p>
      <text:p text:style-name="Standard"><text:s text:c="8"/>${DS_INCLUDE_DIRS}</text:p>
      <text:p text:style-name="Standard"><text:s text:c="8"/>${IARMBUS_INCLUDE_DIRS}</text:p>
      <text:p text:style-name="Standard"><text:s text:c="8"/>${RFC_INCLUDE_DIRS}</text:p>
      <text:p text:style-name="Standard"><text:s text:c="8"/>../helpers)</text:p>
      <text:p text:style-name="Standard">Adds include paths for dependencies and helper headers.</text:p>
      <text:p text:style-name="Standard"/>
      <text:p text:style-name="Standard">10. Environment Includes</text:p>
      <text:p text:style-name="Standard">set(MIGRATIONRESTORER_INCLUDES $ENV{MIGRATIONRESTORER_INCLUDES})</text:p>
      <text:p text:style-name="Standard">separate_arguments(MIGRATIONRESTORER_INCLUDES)</text:p>
      <text:p text:style-name="Standard">include_directories(BEFORE ${MIGRATIONRESTORER_INCLUDES})</text:p>
      <text:p text:style-name="Standard"/>
      <text:p text:style-name="Standard">Allows additional include directories to be specified via environment variable.</text:p>
      <text:p text:style-name="Standard"/>
      <text:p text:style-name="Standard">11. Installation</text:p>
      <text:p text:style-name="Standard">install(TARGETS ${MODULE_NAME}</text:p>
      <text:p text:style-name="Standard"><text:s text:c="8"/>DESTINATION lib/${STORAGE_DIRECTORY}/plugins)</text:p>
      <text:p text:style-name="Standard">Installs the built plugin library to the plugins directory.</text:p>
      <text:p text:style-name="Standard"/>
      <text:p text:style-name="Standard">12. Plugin Configuration</text:p>
      <text:p text:style-name="Standard">write_config(${PLUGIN_NAME})</text:p>
      <text:p text:style-name="Standard">Generates a configuration file for the plugin (Thunder-specific macro).</text:p>
      <text:p text:style-name="Standard"/>
      <text:p text:style-name="Standard">Summary</text:p>
      <text:p text:style-name="Standard">This CMake file automates building, linking, and installing the MigrationRestorer plugin, </text:p>
      <text:p text:style-name="Standard">ensuring all dependencies are found and configured, and the plugin is ready for Thunder deployment.</text:p>
      <text:p text:style-name="Standard"/>
      <text:p text:style-name="Standard"/>
      <text:p text:style-name="Standard"/>
      <text:p text:style-name="Standard"><text:soft-page-break/>Here is a detailed description of every function present in MigrationRestorer.cpp file:</text:p>
      <text:p text:style-name="Standard"/>
      <text:p text:style-name="Standard">1. MigrationRestorer::MigrationRestorer()</text:p>
      <text:p text:style-name="Standard">Purpose: Constructor for the plugin.</text:p>
      <text:p text:style-name="Standard">Logic:</text:p>
      <text:p text:style-name="Standard">Logs startup messages.</text:p>
      <text:p text:style-name="Standard">Calls PopulateMigrationDataStore() to load migration data.</text:p>
      <text:p text:style-name="Standard">Calls PopulateMigrationDataStoreSchema() to load the schema.</text:p>
      <text:p text:style-name="Standard">Calls ValidateMigrationDataStore() to validate the loaded data against the schema.</text:p>
      <text:p text:style-name="Standard"/>
      <text:p text:style-name="Standard">2. MigrationRestorer::~MigrationRestorer()</text:p>
      <text:p text:style-name="Standard">Purpose: Destructor for the plugin.</text:p>
      <text:p text:style-name="Standard">Logic:</text:p>
      <text:p text:style-name="Standard">Logs shutdown messages.</text:p>
      <text:p text:style-name="Standard">Releases the _userSettingsPlugin interface if it was acquired.</text:p>
      <text:p text:style-name="Standard"/>
      <text:p text:style-name="Standard">3. PopulateMigrationDataStore()</text:p>
      <text:p text:style-name="Standard">Purpose: Loads migration data from a JSON file.</text:p>
      <text:p text:style-name="Standard">Logic:</text:p>
      <text:p text:style-name="Standard">Opens the migration data store file.</text:p>
      <text:p text:style-name="Standard">Reads its contents into memory.</text:p>
      <text:p text:style-name="Standard">Parses the JSON and stores each top-level item in the inputMap for later use.</text:p>
      <text:p text:style-name="Standard"/>
      <text:p text:style-name="Standard">4. PopulateMigrationDataStoreSchema()</text:p>
      <text:p text:style-name="Standard">Purpose: Loads the schema for migration data validation.</text:p>
      <text:p text:style-name="Standard">Logic:</text:p>
      <text:p text:style-name="Standard">Opens the schema file.</text:p>
      <text:p text:style-name="Standard">Reads its contents into memory.</text:p>
      <text:p text:style-name="Standard">Parses the JSON and stores each property in the schemaMap for validation.</text:p>
      <text:p text:style-name="Standard">Keeps the root schema in schemaRoot.</text:p>
      <text:p text:style-name="Standard"/>
      <text:p text:style-name="Standard">5. ValidateMigrationDataStore()</text:p>
      <text:p text:style-name="Standard">Purpose: Validates migration data against the schema.</text:p>
      <text:p text:style-name="Standard">Logic:</text:p>
      <text:p text:style-name="Standard">Iterates through each key in inputMap.</text:p>
      <text:p text:style-name="Standard">Checks if the key exists in the schema.</text:p>
      <text:p text:style-name="Standard">Calls validateValue() to validate the value against the schema.</text:p>
      <text:p text:style-name="Standard">If valid, adds the key to validatedkeys.</text:p>
      <text:p text:style-name="Standard"/>
      <text:p text:style-name="Standard">6. Initialize(PluginHost::IShell service)*</text:p>
      <text:p text:style-name="Standard">Purpose: Initializes the plugin when loaded by Thunder.</text:p>
      <text:p text:style-name="Standard">Logic:</text:p>
      <text:p text:style-name="Standard">Logs initialization.</text:p>
      <text:p text:style-name="Standard">Stores the service pointer.</text:p>
      <text:p text:style-name="Standard">Registers all JSON-RPC methods.</text:p>
      <text:p text:style-name="Standard">Returns an empty string on success.</text:p>
      <text:p text:style-name="Standard"/>
      <text:p text:style-name="Standard">7. Deinitialize(PluginHost::IShell service)*</text:p>
      <text:p text:style-name="Standard">Purpose: Cleans up the plugin when unloaded.</text:p>
      <text:p text:style-name="Standard">Logic:</text:p>
      <text:p text:style-name="Standard">Logs deinitialization.</text:p>
      <text:p text:style-name="Standard">Unregisters all JSON-RPC methods.</text:p>
      <text:p text:style-name="Standard"><text:soft-page-break/>Releases the service pointer.</text:p>
      <text:p text:style-name="Standard"/>
      <text:p text:style-name="Standard">8. Information() const</text:p>
      <text:p text:style-name="Standard">Purpose: Returns plugin information.</text:p>
      <text:p text:style-name="Standard">Logic:</text:p>
      <text:p text:style-name="Standard">Returns a JSON string with the plugin’s service name.</text:p>
      <text:p text:style-name="Standard"/>
      <text:p text:style-name="Standard">9. RegisterAll()</text:p>
      <text:p text:style-name="Standard">Purpose: Registers JSON-RPC methods.</text:p>
      <text:p text:style-name="Standard">Logic:</text:p>
      <text:p text:style-name="Standard">Registers ApplyDisplaySettings and ApplyClosedCaptionsSettings methods.</text:p>
      <text:p text:style-name="Standard"/>
      <text:p text:style-name="Standard">10. UnregisterAll()</text:p>
      <text:p text:style-name="Standard">Purpose: Unregisters JSON-RPC methods.</text:p>
      <text:p text:style-name="Standard">Logic:</text:p>
      <text:p text:style-name="Standard">Placeholder for unregister logic (currently just logs).</text:p>
      <text:p text:style-name="Standard"/>
      <text:p text:style-name="Standard">11. resolveRef(const std::string&amp; ref)</text:p>
      <text:p text:style-name="Standard">Purpose: Resolves $ref references in the schema.</text:p>
      <text:p text:style-name="Standard">Logic:</text:p>
      <text:p text:style-name="Standard">Parses the reference string.</text:p>
      <text:p text:style-name="Standard">Navigates the schema to find the referenced definition.</text:p>
      <text:p text:style-name="Standard">Returns the resolved schema node.</text:p>
      <text:p text:style-name="Standard"/>
      <text:p text:style-name="Standard">12. validateValue(cJSON value, cJSON schema)**</text:p>
      <text:p text:style-name="Standard">Purpose: Validates a value against a schema node.</text:p>
      <text:p text:style-name="Standard">Logic:</text:p>
      <text:p text:style-name="Standard">Handles $ref by resolving and recursively validating.</text:p>
      <text:p text:style-name="Standard">Checks type (string, number, integer, array, object).</text:p>
      <text:p text:style-name="Standard">For strings, checks enum values.</text:p>
      <text:p text:style-name="Standard">For numbers, checks min/max constraints.</text:p>
      <text:p text:style-name="Standard">For arrays, validates each item.</text:p>
      <text:p text:style-name="Standard">For objects, currently skips validation.</text:p>
      <text:p text:style-name="Standard">Returns true if valid, false otherwise.</text:p>
      <text:p text:style-name="Standard"/>
      <text:p text:style-name="Standard">13. stringToFontFamily(const string&amp; str)</text:p>
      <text:p text:style-name="Standard">Purpose: Converts a string to a font family enum.</text:p>
      <text:p text:style-name="Standard">Logic:</text:p>
      <text:p text:style-name="Standard">Maps string values to FontFamily enum values.</text:p>
      <text:p text:style-name="Standard"/>
      <text:p text:style-name="Standard">14. stringToFontSize(const string&amp; str)</text:p>
      <text:p text:style-name="Standard">Purpose: Converts a string to a font size enum.</text:p>
      <text:p text:style-name="Standard">Logic:</text:p>
      <text:p text:style-name="Standard">Maps string values to FontSize enum values.</text:p>
      <text:p text:style-name="Standard"/>
      <text:p text:style-name="Standard">15. stringToFontEdge(const string&amp; str)</text:p>
      <text:p text:style-name="Standard">Purpose: Converts a string to a font edge enum.</text:p>
      <text:p text:style-name="Standard">Logic:</text:p>
      <text:p text:style-name="Standard">Maps string values to FontEdge enum values.</text:p>
      <text:p text:style-name="Standard"/>
      <text:p text:style-name="Standard">16. ApplyClosedCaptionsSettings(const JsonObject&amp; parameters, JsonObject&amp; response)</text:p>
      <text:p text:style-name="Standard">Purpose: Applies closed captions settings from migration data.</text:p>
      <text:p text:style-name="Standard"><text:soft-page-break/>Logic:</text:p>
      <text:p text:style-name="Standard">Iterates through validated keys related to closed captions.</text:p>
      <text:p text:style-name="Standard">For each setting, activates the TextTrack plugin if needed.</text:p>
      <text:p text:style-name="Standard">Sets font style, size, color, opacity, edge style, background color, window color, etc., using the plugin interface.</text:p>
      <text:p text:style-name="Standard"/>
      <text:p text:style-name="Standard">17. stringToDouble(string str)</text:p>
      <text:p text:style-name="Standard">Purpose: Converts a string to a double value for voice guidance speed.</text:p>
      <text:p text:style-name="Standard">Logic:</text:p>
      <text:p text:style-name="Standard">Maps string values like "slow", "medium", "fast" to corresponding double values.</text:p>
      <text:p text:style-name="Standard"/>
      <text:p text:style-name="Standard">18. ApplyDisplaySettings(const JsonObject&amp; parameters, JsonObject&amp; response)</text:p>
      <text:p text:style-name="Standard">Purpose: Applies display and other device settings from migration data.</text:p>
      <text:p text:style-name="Standard">Logic:</text:p>
      <text:p text:style-name="Standard">Iterates through validated keys.</text:p>
      <text:p text:style-name="Standard">For each key, applies the corresponding setting:</text:p>
      <text:p text:style-name="Standard">Display resolution: Uses device API to set resolution.</text:p>
      <text:p text:style-name="Standard">Audio: Sets Dolby volume mode.</text:p>
      <text:p text:style-name="Standard">Accessibility: Sets voice guidance, closed captions, voice guidance speed.</text:p>
      <text:p text:style-name="Standard">System: Sets presentation language, device location.</text:p>
      <text:p text:style-name="Standard">Parental controls: Sets PIN control and PIN on purchase.</text:p>
      <text:p text:style-name="Standard">HDMI: Enables/disables HDMI control.</text:p>
      <text:p text:style-name="Standard">Picture zoom: Sets zoom setting.</text:p>
      <text:p text:style-name="Standard">Closed captions: Sets window opacity (also handled in closed captions settings).</text:p>
      <text:p text:style-name="Standard"/>
      <text:p text:style-name="Standard">Summary:</text:p>
      <text:p text:style-name="Standard">The functions in MigrationRestorer.cpp work together to load, validate, and apply migrated device settings using Thunder plugin interfaces and platform APIs. Each function has a clear responsibility in the migration and restoration workflow.</text:p>
      <text:p text:style-name="Standard"/>
      <text:p text:style-name="Standard"/>
      <text:p text:style-name="Standard"/>
      <text:p text:style-name="P9">Supported Settings: </text:p>
      <text:p text:style-name="Standard">The plugin can restore a wide range of settings, including:</text:p>
      <text:p text:style-name="Standard"/>
      <text:p text:style-name="Standard">Display:</text:p>
      <text:p text:style-name="Standard">picture/resolution</text:p>
      <text:p text:style-name="Standard">picture/zoomsetting</text:p>
      <text:p text:style-name="Standard"/>
      <text:p text:style-name="Standard">Audio:</text:p>
      <text:p text:style-name="Standard">sound/dolbyvolume</text:p>
      <text:p text:style-name="Standard"/>
      <text:p text:style-name="Standard">Accessibility:</text:p>
      <text:p text:style-name="Standard">accessibility/voiceguidance</text:p>
      <text:p text:style-name="Standard">accessibility/voiceguidancespeed</text:p>
      <text:p text:style-name="Standard">accessibility/closedcaption</text:p>
      <text:p text:style-name="Standard"/>
      <text:p text:style-name="Standard">Closed Captions Style:</text:p>
      <text:p text:style-name="Standard">closedcaptions/fontstyle, fontsize, fontcolor, fontopacity, fontedgestyle, fontedgecolor, backgroundcolor, backgroundopacity, windowcolor, windowopacity</text:p>
      <text:p text:style-name="Standard"/>
      <text:p text:style-name="Standard"/>
      <text:p text:style-name="Standard"><text:soft-page-break/>System:</text:p>
      <text:p text:style-name="Standard">system/presentationlanguage</text:p>
      <text:p text:style-name="Standard">system/devicelocation</text:p>
      <text:p text:style-name="Standard"/>
      <text:p text:style-name="Standard">Parental Controls:</text:p>
      <text:p text:style-name="Standard">parental/parentalctrlpin</text:p>
      <text:p text:style-name="Standard">parental/pinonpurchase</text:p>
      <text:p text:style-name="Standard"/>
      <text:p text:style-name="Standard">HDMI:</text:p>
      <text:p text:style-name="Standard">hdmi/hdmicontrol</text:p>
      <text:p text:style-name="Standard"/>
      <text:p text:style-name="Standard">Summary</text:p>
      <text:p text:style-name="Standard">The MigrationRestorer plugin automates and secures the restoration of device settings after <text:span text:style-name="T7">m</text:span>igration, ensuring a smooth and consistent user experience. It is modular, extensible, and integrates tightly with the Thunder framework and platform APIs. Each function is responsible for a specific part of the migration, validation, or restoration workflow, making the codebase maintainable and extensible for future requirem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stem-ui" svg:font-family="system-ui, Ubuntu, 'Droid Sans', sans-serif"/>
    <style:font-face style:name="var monaco-monospace-font" svg:font-family="'var monaco-monospace-fon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4T10:08:56.401431020</meta:creation-date>
    <dc:date>2025-07-24T10:42:41.266088180</dc:date>
    <meta:editing-duration>PT23M32S</meta:editing-duration>
    <meta:editing-cycles>9</meta:editing-cycles>
    <meta:generator>LibreOffice/7.3.7.2$Linux_X86_64 LibreOffice_project/30$Build-2</meta:generator>
    <meta:document-statistic meta:table-count="0" meta:image-count="0" meta:object-count="0" meta:page-count="8" meta:paragraph-count="272" meta:word-count="1666" meta:character-count="13281" meta:non-whitespace-character-count="11796"/>
  </office:meta>
</office:document-meta>
</file>